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1.1118in"/>
    </style:style>
    <style:style style:name="co4" style:family="table-column">
      <style:table-column-properties fo:break-before="auto" style:column-width="3.1382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2">
      <style:table-cell-properties fo:padding="0.028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5.8028in" svg:y="12.6386in">
            <draw:object draw:notify-on-update-of-ranges="Sheet1.A5:Sheet1.A5 Sheet1.A6:Sheet1.A113 Sheet1.B5:Sheet1.B5 Sheet1.B6:Sheet1.B113 Sheet1.D5:Sheet1.D5 Sheet1.D6:Sheet1.D1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Default"/>
        <table:table-row table:style-name="ro1">
          <table:table-cell table:style-name="ce1" office:value-type="float" office:value="440" calcext:value-type="float">
            <text:p>440</text:p>
          </table:table-cell>
          <table:table-cell/>
          <table:table-cell table:formula="of:=2^(1/12)" office:value-type="float" office:value="1.0594630943593" calcext:value-type="float">
            <text:p>1.0594630944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Do not change cell C1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cell A1 for different A4 reference freq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lumn B is frequency in Hz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0</text:p>
          </table:table-cell>
          <table:table-cell table:formula="of:=[.B7]/[.C$1]" office:value-type="float" office:value="16.3515978312874" calcext:value-type="float">
            <text:p>16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#0</text:p>
          </table:table-cell>
          <table:table-cell table:formula="of:=[.B8]/[.C$1]" office:value-type="float" office:value="17.3239144360545" calcext:value-type="float">
            <text:p>17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0</text:p>
          </table:table-cell>
          <table:table-cell table:formula="of:=[.B9]/[.C$1]" office:value-type="float" office:value="18.3540479948379" calcext:value-type="float">
            <text:p>18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#0</text:p>
          </table:table-cell>
          <table:table-cell table:formula="of:=[.B10]/[.C$1]" office:value-type="float" office:value="19.44543648263" calcext:value-type="float">
            <text:p>19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0</text:p>
          </table:table-cell>
          <table:table-cell table:formula="of:=[.B11]/[.C$1]" office:value-type="float" office:value="20.6017223070543" calcext:value-type="float">
            <text:p>2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0</text:p>
          </table:table-cell>
          <table:table-cell table:formula="of:=[.B12]/[.C$1]" office:value-type="float" office:value="21.8267644645627" calcext:value-type="float">
            <text:p>21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#0</text:p>
          </table:table-cell>
          <table:table-cell table:formula="of:=[.B13]/[.C$1]" office:value-type="float" office:value="23.1246514194771" calcext:value-type="float">
            <text:p>23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0</text:p>
          </table:table-cell>
          <table:table-cell table:formula="of:=[.B14]/[.C$1]" office:value-type="float" office:value="24.4997147488593" calcext:value-type="float">
            <text:p>24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#0</text:p>
          </table:table-cell>
          <table:table-cell table:formula="of:=[.B15]/[.C$1]" office:value-type="float" office:value="25.9565435987465" calcext:value-type="float">
            <text:p>25.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0</text:p>
          </table:table-cell>
          <table:table-cell table:formula="of:=[.B16]/[.C$1]" office:value-type="float" office:value="27.4999999999999" calcext:value-type="float">
            <text:p>2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#0</text:p>
          </table:table-cell>
          <table:table-cell table:formula="of:=[.B17]/[.C$1]" office:value-type="float" office:value="29.1352350948806" calcext:value-type="float">
            <text:p>29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0</text:p>
          </table:table-cell>
          <table:table-cell table:formula="of:=[.B18]/[.C$1]" office:value-type="float" office:value="30.8677063285077" calcext:value-type="float">
            <text:p>30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formula="of:=[.B19]/[.C$1]" office:value-type="float" office:value="32.7031956625748" calcext:value-type="float">
            <text:p>32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#1</text:p>
          </table:table-cell>
          <table:table-cell table:formula="of:=[.B20]/[.C$1]" office:value-type="float" office:value="34.6478288721089" calcext:value-type="float">
            <text:p>3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formula="of:=[.B21]/[.C$1]" office:value-type="float" office:value="36.7080959896759" calcext:value-type="float">
            <text:p>36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#1</text:p>
          </table:table-cell>
          <table:table-cell table:formula="of:=[.B22]/[.C$1]" office:value-type="float" office:value="38.89087296526" calcext:value-type="float">
            <text:p>38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formula="of:=[.B23]/[.C$1]" office:value-type="float" office:value="41.2034446141087" calcext:value-type="float">
            <text:p>4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formula="of:=[.B24]/[.C$1]" office:value-type="float" office:value="43.6535289291254" calcext:value-type="float">
            <text:p>43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#1</text:p>
          </table:table-cell>
          <table:table-cell table:formula="of:=[.B25]/[.C$1]" office:value-type="float" office:value="46.2493028389542" calcext:value-type="float">
            <text:p>46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formula="of:=[.B26]/[.C$1]" office:value-type="float" office:value="48.9994294977186" calcext:value-type="float">
            <text:p>49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#1</text:p>
          </table:table-cell>
          <table:table-cell table:formula="of:=[.B27]/[.C$1]" office:value-type="float" office:value="51.9130871974931" calcext:value-type="float">
            <text:p>51.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formula="of:=[.B28]/[.C$1]" office:value-type="float" office:value="54.9999999999999" calcext:value-type="float">
            <text:p>5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#1</text:p>
          </table:table-cell>
          <table:table-cell table:formula="of:=[.B29]/[.C$1]" office:value-type="float" office:value="58.2704701897611" calcext:value-type="float">
            <text:p>58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formula="of:=[.B30]/[.C$1]" office:value-type="float" office:value="61.7354126570154" calcext:value-type="float">
            <text:p>61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formula="of:=[.B31]/[.C$1]" office:value-type="float" office:value="65.4063913251495" calcext:value-type="float">
            <text:p>65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#2</text:p>
          </table:table-cell>
          <table:table-cell table:formula="of:=[.B32]/[.C$1]" office:value-type="float" office:value="69.2956577442179" calcext:value-type="float">
            <text:p>69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formula="of:=[.B33]/[.C$1]" office:value-type="float" office:value="73.4161919793518" calcext:value-type="float">
            <text:p>7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#2</text:p>
          </table:table-cell>
          <table:table-cell table:formula="of:=[.B34]/[.C$1]" office:value-type="float" office:value="77.7817459305201" calcext:value-type="float">
            <text:p>77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formula="of:=[.B35]/[.C$1]" office:value-type="float" office:value="82.4068892282174" calcext:value-type="float">
            <text:p>82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formula="of:=[.B36]/[.C$1]" office:value-type="float" office:value="87.3070578582508" calcext:value-type="float">
            <text:p>87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#2</text:p>
          </table:table-cell>
          <table:table-cell table:formula="of:=[.B37]/[.C$1]" office:value-type="float" office:value="92.4986056779085" calcext:value-type="float">
            <text:p>9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formula="of:=[.B38]/[.C$1]" office:value-type="float" office:value="97.9988589954372" calcext:value-type="float">
            <text:p>98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#2</text:p>
          </table:table-cell>
          <table:table-cell table:formula="of:=[.B39]/[.C$1]" office:value-type="float" office:value="103.826174394986" calcext:value-type="float">
            <text:p>103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formula="of:=[.B40]/[.C$1]" office:value-type="float" office:value="110" calcext:value-type="float">
            <text:p>11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#2</text:p>
          </table:table-cell>
          <table:table-cell table:formula="of:=[.B41]/[.C$1]" office:value-type="float" office:value="116.540940379522" calcext:value-type="float">
            <text:p>116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formula="of:=[.B42]/[.C$1]" office:value-type="float" office:value="123.470825314031" calcext:value-type="float">
            <text:p>123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formula="of:=[.B43]/[.C$1]" office:value-type="float" office:value="130.812782650299" calcext:value-type="float">
            <text:p>130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#3</text:p>
          </table:table-cell>
          <table:table-cell table:formula="of:=[.B44]/[.C$1]" office:value-type="float" office:value="138.591315488436" calcext:value-type="float">
            <text:p>138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formula="of:=[.B45]/[.C$1]" office:value-type="float" office:value="146.832383958704" calcext:value-type="float">
            <text:p>146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#3</text:p>
          </table:table-cell>
          <table:table-cell table:formula="of:=[.B46]/[.C$1]" office:value-type="float" office:value="155.56349186104" calcext:value-type="float">
            <text:p>155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formula="of:=[.B47]/[.C$1]" office:value-type="float" office:value="164.813778456435" calcext:value-type="float">
            <text:p>164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formula="of:=[.B48]/[.C$1]" office:value-type="float" office:value="174.614115716502" calcext:value-type="float">
            <text:p>174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#3</text:p>
          </table:table-cell>
          <table:table-cell table:formula="of:=[.B49]/[.C$1]" office:value-type="float" office:value="184.997211355817" calcext:value-type="float">
            <text:p>18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formula="of:=[.B50]/[.C$1]" office:value-type="float" office:value="195.997717990874" calcext:value-type="float">
            <text:p>196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#3</text:p>
          </table:table-cell>
          <table:table-cell table:formula="of:=[.B51]/[.C$1]" office:value-type="float" office:value="207.652348789972" calcext:value-type="float">
            <text:p>207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formula="of:=[.B52]/[.C$1]" office:value-type="float" office:value="220" calcext:value-type="float">
            <text:p>22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#3</text:p>
          </table:table-cell>
          <table:table-cell table:formula="of:=[.B53]/[.C$1]" office:value-type="float" office:value="233.081880759045" calcext:value-type="float">
            <text:p>23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formula="of:=[.B54]/[.C$1]" office:value-type="float" office:value="246.941650628062" calcext:value-type="float">
            <text:p>246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formula="of:=[.B55]/[.C$1]" office:value-type="float" office:value="261.625565300598" calcext:value-type="float">
            <text:p>261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#4</text:p>
          </table:table-cell>
          <table:table-cell table:formula="of:=[.B56]/[.C$1]" office:value-type="float" office:value="277.182630976872" calcext:value-type="float">
            <text:p>277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formula="of:=[.B57]/[.C$1]" office:value-type="float" office:value="293.664767917407" calcext:value-type="float">
            <text:p>293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#4</text:p>
          </table:table-cell>
          <table:table-cell table:formula="of:=[.B58]/[.C$1]" office:value-type="float" office:value="311.126983722081" calcext:value-type="float">
            <text:p>31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formula="of:=[.B59]/[.C$1]" office:value-type="float" office:value="329.62755691287" calcext:value-type="float">
            <text:p>329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formula="of:=[.B60]/[.C$1]" office:value-type="float" office:value="349.228231433004" calcext:value-type="float">
            <text:p>349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#4</text:p>
          </table:table-cell>
          <table:table-cell table:formula="of:=[.B61]/[.C$1]" office:value-type="float" office:value="369.994422711634" calcext:value-type="float">
            <text:p>369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formula="of:=[.B62]/[.C$1]" office:value-type="float" office:value="391.995435981749" calcext:value-type="float">
            <text:p>392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#4</text:p>
          </table:table-cell>
          <table:table-cell table:formula="of:=[.B63]/[.C$1]" office:value-type="float" office:value="415.304697579945" calcext:value-type="float">
            <text:p>415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formula="of:=[.A$1]" office:value-type="float" office:value="440" calcext:value-type="float">
            <text:p>44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#4</text:p>
          </table:table-cell>
          <table:table-cell table:formula="of:=[.B63]*[.C$1]" office:value-type="float" office:value="466.16376151809" calcext:value-type="float">
            <text:p>466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formula="of:=[.B64]*[.C$1]" office:value-type="float" office:value="493.883301256124" calcext:value-type="float">
            <text:p>493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formula="of:=[.B65]*[.C$1]" office:value-type="float" office:value="523.251130601197" calcext:value-type="float">
            <text:p>523.2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#5</text:p>
          </table:table-cell>
          <table:table-cell table:formula="of:=[.B66]*[.C$1]" office:value-type="float" office:value="554.365261953744" calcext:value-type="float">
            <text:p>554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formula="of:=[.B67]*[.C$1]" office:value-type="float" office:value="587.329535834815" calcext:value-type="float">
            <text:p>587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#5</text:p>
          </table:table-cell>
          <table:table-cell table:formula="of:=[.B68]*[.C$1]" office:value-type="float" office:value="622.253967444162" calcext:value-type="float">
            <text:p>62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formula="of:=[.B69]*[.C$1]" office:value-type="float" office:value="659.25511382574" calcext:value-type="float">
            <text:p>659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formula="of:=[.B70]*[.C$1]" office:value-type="float" office:value="698.456462866008" calcext:value-type="float">
            <text:p>698.4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#5</text:p>
          </table:table-cell>
          <table:table-cell table:formula="of:=[.B71]*[.C$1]" office:value-type="float" office:value="739.988845423269" calcext:value-type="float">
            <text:p>739.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formula="of:=[.B72]*[.C$1]" office:value-type="float" office:value="783.990871963499" calcext:value-type="float">
            <text:p>783.99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#5</text:p>
          </table:table-cell>
          <table:table-cell table:formula="of:=[.B73]*[.C$1]" office:value-type="float" office:value="830.609395159891" calcext:value-type="float">
            <text:p>830.61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formula="of:=[.B74]*[.C$1]" office:value-type="float" office:value="880" calcext:value-type="float">
            <text:p>880.00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#5</text:p>
          </table:table-cell>
          <table:table-cell table:formula="of:=[.B75]*[.C$1]" office:value-type="float" office:value="932.32752303618" calcext:value-type="float">
            <text:p>932.33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formula="of:=[.B76]*[.C$1]" office:value-type="float" office:value="987.766602512249" calcext:value-type="float">
            <text:p>987.77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formula="of:=[.B77]*[.C$1]" office:value-type="float" office:value="1046.50226120239" calcext:value-type="float">
            <text:p>1046.50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#6</text:p>
          </table:table-cell>
          <table:table-cell table:formula="of:=[.B78]*[.C$1]" office:value-type="float" office:value="1108.73052390749" calcext:value-type="float">
            <text:p>1108.7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formula="of:=[.B79]*[.C$1]" office:value-type="float" office:value="1174.65907166963" calcext:value-type="float">
            <text:p>1174.66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#6</text:p>
          </table:table-cell>
          <table:table-cell table:formula="of:=[.B80]*[.C$1]" office:value-type="float" office:value="1244.50793488832" calcext:value-type="float">
            <text:p>1244.51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formula="of:=[.B81]*[.C$1]" office:value-type="float" office:value="1318.51022765148" calcext:value-type="float">
            <text:p>1318.51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formula="of:=[.B82]*[.C$1]" office:value-type="float" office:value="1396.91292573202" calcext:value-type="float">
            <text:p>1396.91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#6</text:p>
          </table:table-cell>
          <table:table-cell table:formula="of:=[.B83]*[.C$1]" office:value-type="float" office:value="1479.97769084654" calcext:value-type="float">
            <text:p>1479.98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formula="of:=[.B84]*[.C$1]" office:value-type="float" office:value="1567.981743927" calcext:value-type="float">
            <text:p>1567.98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#6</text:p>
          </table:table-cell>
          <table:table-cell table:formula="of:=[.B85]*[.C$1]" office:value-type="float" office:value="1661.21879031978" calcext:value-type="float">
            <text:p>1661.22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formula="of:=[.B86]*[.C$1]" office:value-type="float" office:value="1760" calcext:value-type="float">
            <text:p>1760.00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#6</text:p>
          </table:table-cell>
          <table:table-cell table:formula="of:=[.B87]*[.C$1]" office:value-type="float" office:value="1864.65504607236" calcext:value-type="float">
            <text:p>1864.66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6</text:p>
          </table:table-cell>
          <table:table-cell table:formula="of:=[.B88]*[.C$1]" office:value-type="float" office:value="1975.5332050245" calcext:value-type="float">
            <text:p>1975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formula="of:=[.B89]*[.C$1]" office:value-type="float" office:value="2093.00452240479" calcext:value-type="float">
            <text:p>209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#7</text:p>
          </table:table-cell>
          <table:table-cell table:formula="of:=[.B90]*[.C$1]" office:value-type="float" office:value="2217.46104781498" calcext:value-type="float">
            <text:p>2217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formula="of:=[.B91]*[.C$1]" office:value-type="float" office:value="2349.31814333926" calcext:value-type="float">
            <text:p>2349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#7</text:p>
          </table:table-cell>
          <table:table-cell table:formula="of:=[.B92]*[.C$1]" office:value-type="float" office:value="2489.01586977665" calcext:value-type="float">
            <text:p>2489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formula="of:=[.B93]*[.C$1]" office:value-type="float" office:value="2637.02045530296" calcext:value-type="float">
            <text:p>2637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formula="of:=[.B94]*[.C$1]" office:value-type="float" office:value="2793.82585146403" calcext:value-type="float">
            <text:p>2793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#7</text:p>
          </table:table-cell>
          <table:table-cell table:formula="of:=[.B95]*[.C$1]" office:value-type="float" office:value="2959.95538169308" calcext:value-type="float">
            <text:p>2959.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formula="of:=[.B96]*[.C$1]" office:value-type="float" office:value="3135.963487854" calcext:value-type="float">
            <text:p>3135.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#7</text:p>
          </table:table-cell>
          <table:table-cell table:formula="of:=[.B97]*[.C$1]" office:value-type="float" office:value="3322.43758063956" calcext:value-type="float">
            <text:p>3322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formula="of:=[.B98]*[.C$1]" office:value-type="float" office:value="3520" calcext:value-type="float">
            <text:p>352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#7</text:p>
          </table:table-cell>
          <table:table-cell table:formula="of:=[.B99]*[.C$1]" office:value-type="float" office:value="3729.31009214472" calcext:value-type="float">
            <text:p>3729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formula="of:=[.B100]*[.C$1]" office:value-type="float" office:value="3951.066410049" calcext:value-type="float">
            <text:p>395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formula="of:=[.B101]*[.C$1]" office:value-type="float" office:value="4186.00904480958" calcext:value-type="float">
            <text:p>4186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#8</text:p>
          </table:table-cell>
          <table:table-cell table:formula="of:=[.B102]*[.C$1]" office:value-type="float" office:value="4434.92209562996" calcext:value-type="float">
            <text:p>4434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formula="of:=[.B103]*[.C$1]" office:value-type="float" office:value="4698.63628667853" calcext:value-type="float">
            <text:p>4698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#8</text:p>
          </table:table-cell>
          <table:table-cell table:formula="of:=[.B104]*[.C$1]" office:value-type="float" office:value="4978.0317395533" calcext:value-type="float">
            <text:p>4978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formula="of:=[.B105]*[.C$1]" office:value-type="float" office:value="5274.04091060593" calcext:value-type="float">
            <text:p>5274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formula="of:=[.B106]*[.C$1]" office:value-type="float" office:value="5587.65170292807" calcext:value-type="float">
            <text:p>5587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#8</text:p>
          </table:table-cell>
          <table:table-cell table:formula="of:=[.B107]*[.C$1]" office:value-type="float" office:value="5919.91076338616" calcext:value-type="float">
            <text:p>5919.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formula="of:=[.B108]*[.C$1]" office:value-type="float" office:value="6271.926975708" calcext:value-type="float">
            <text:p>6271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#8</text:p>
          </table:table-cell>
          <table:table-cell table:formula="of:=[.B109]*[.C$1]" office:value-type="float" office:value="6644.87516127913" calcext:value-type="float">
            <text:p>664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formula="of:=[.B110]*[.C$1]" office:value-type="float" office:value="7040.00000000001" calcext:value-type="float">
            <text:p>704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#8</text:p>
          </table:table-cell>
          <table:table-cell table:formula="of:=[.B111]*[.C$1]" office:value-type="float" office:value="7458.62018428945" calcext:value-type="float">
            <text:p>7458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formula="of:=[.B112]*[.C$1]" office:value-type="float" office:value="7902.132820098" calcext:value-type="float">
            <text:p>7902.1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ＭＳ Ｐゴシック" style:font-family-asian="'ＭＳ Ｐゴシック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B H Suits</meta:initial-creator>
    <meta:creation-date>2015-08-07T23:28:02</meta:creation-date>
    <dc:date>2018-03-18T13:46:15.688000000</dc:date>
    <meta:generator>LibreOffice/4.3.5.2$Windows_x86 LibreOffice_project/3a87456aaa6a95c63eea1c1b3201acedf0751bd5</meta:generator>
    <meta:editing-duration>PT18M50S</meta:editing-duration>
    <meta:editing-cycles>1</meta:editing-cycles>
    <meta:document-statistic meta:table-count="3" meta:cell-count="2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3.952cm" style:legend-expansion="high" chart:style-name="ch2"/>
        <chart:plot-area chart:style-name="ch3" table:cell-range-address="Sheet1.A5:Sheet1.B113 Sheet1.D5:Sheet1.D113" chart:data-source-has-labels="both" svg:x="0.32cm" svg:y="0.18cm" svg:width="12.402cm" svg:height="8.64cm">
          <chartooo:coordinate-region svg:x="1.312cm" svg:y="0.38cm" svg:width="11.13cm" svg:height="7.793cm"/>
          <chart:axis chart:dimension="x" chart:name="primary-x" chart:style-name="ch4" chartooo:axis-type="auto">
            <chart:categories table:cell-range-address="Sheet1.A6:Sheet1.A1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13" chart:label-cell-address="Sheet1.B5:Sheet1.B5" chart:class="chart:scatter">
            <chart:data-point chart:repeated="108"/>
          </chart:series>
          <chart:series chart:style-name="ch7" chart:values-cell-range-address="Sheet1.D6:Sheet1.D113" chart:label-cell-address="Sheet1.D5:Sheet1.D5" chart:class="chart:scatter">
            <chart:data-point chart:repeated="1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Sheet1.B5:Sheet1.B5</svg:desc>
                </draw:g>
              </table:table-cell>
              <table:table-cell office:value-type="string">
                <text:p>Mid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0</text:p>
                <draw:g>
                  <svg:desc>Sheet1.A6:Sheet1.A113</svg:desc>
                </draw:g>
              </table:table-cell>
              <table:table-cell office:value-type="float" office:value="16.3515978312874">
                <text:p>16.3515978312874</text:p>
                <draw:g>
                  <svg:desc>Sheet1.B6:Sheet1.B113</svg:desc>
                </draw:g>
              </table:table-cell>
              <table:table-cell office:value-type="float" office:value="NaN">
                <text:p>NaN</text:p>
                <draw:g>
                  <svg:desc>Sheet1.D6:Sheet1.D113</svg:desc>
                </draw:g>
              </table:table-cell>
            </table:table-row>
            <table:table-row>
              <table:table-cell office:value-type="string">
                <text:p>C#0</text:p>
              </table:table-cell>
              <table:table-cell office:value-type="float" office:value="17.3239144360545">
                <text:p>17.3239144360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0</text:p>
              </table:table-cell>
              <table:table-cell office:value-type="float" office:value="18.3540479948379">
                <text:p>18.3540479948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#0</text:p>
              </table:table-cell>
              <table:table-cell office:value-type="float" office:value="19.44543648263">
                <text:p>19.44543648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0</text:p>
              </table:table-cell>
              <table:table-cell office:value-type="float" office:value="20.6017223070543">
                <text:p>20.6017223070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0</text:p>
              </table:table-cell>
              <table:table-cell office:value-type="float" office:value="21.8267644645627">
                <text:p>21.8267644645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#0</text:p>
              </table:table-cell>
              <table:table-cell office:value-type="float" office:value="23.1246514194771">
                <text:p>23.1246514194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0</text:p>
              </table:table-cell>
              <table:table-cell office:value-type="float" office:value="24.4997147488593">
                <text:p>24.4997147488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#0</text:p>
              </table:table-cell>
              <table:table-cell office:value-type="float" office:value="25.9565435987465">
                <text:p>25.9565435987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0</text:p>
              </table:table-cell>
              <table:table-cell office:value-type="float" office:value="27.4999999999999">
                <text:p>27.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#0</text:p>
              </table:table-cell>
              <table:table-cell office:value-type="float" office:value="29.1352350948806">
                <text:p>29.1352350948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0</text:p>
              </table:table-cell>
              <table:table-cell office:value-type="float" office:value="30.8677063285077">
                <text:p>30.8677063285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1</text:p>
              </table:table-cell>
              <table:table-cell office:value-type="float" office:value="32.7031956625748">
                <text:p>32.7031956625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#1</text:p>
              </table:table-cell>
              <table:table-cell office:value-type="float" office:value="34.6478288721089">
                <text:p>34.6478288721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1</text:p>
              </table:table-cell>
              <table:table-cell office:value-type="float" office:value="36.7080959896759">
                <text:p>36.7080959896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#1</text:p>
              </table:table-cell>
              <table:table-cell office:value-type="float" office:value="38.89087296526">
                <text:p>38.89087296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</text:p>
              </table:table-cell>
              <table:table-cell office:value-type="float" office:value="41.2034446141087">
                <text:p>41.2034446141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1</text:p>
              </table:table-cell>
              <table:table-cell office:value-type="float" office:value="43.6535289291254">
                <text:p>43.6535289291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#1</text:p>
              </table:table-cell>
              <table:table-cell office:value-type="float" office:value="46.2493028389542">
                <text:p>46.2493028389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1</text:p>
              </table:table-cell>
              <table:table-cell office:value-type="float" office:value="48.9994294977186">
                <text:p>48.9994294977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#1</text:p>
              </table:table-cell>
              <table:table-cell office:value-type="float" office:value="51.9130871974931">
                <text:p>51.9130871974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1</text:p>
              </table:table-cell>
              <table:table-cell office:value-type="float" office:value="54.9999999999999">
                <text:p>54.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#1</text:p>
              </table:table-cell>
              <table:table-cell office:value-type="float" office:value="58.2704701897611">
                <text:p>58.2704701897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1</text:p>
              </table:table-cell>
              <table:table-cell office:value-type="float" office:value="61.7354126570154">
                <text:p>61.7354126570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65.4063913251495">
                <text:p>65.406391325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#2</text:p>
              </table:table-cell>
              <table:table-cell office:value-type="float" office:value="69.2956577442179">
                <text:p>69.2956577442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2</text:p>
              </table:table-cell>
              <table:table-cell office:value-type="float" office:value="73.4161919793518">
                <text:p>73.4161919793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#2</text:p>
              </table:table-cell>
              <table:table-cell office:value-type="float" office:value="77.7817459305201">
                <text:p>77.7817459305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</text:p>
              </table:table-cell>
              <table:table-cell office:value-type="float" office:value="82.4068892282174">
                <text:p>82.4068892282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2</text:p>
              </table:table-cell>
              <table:table-cell office:value-type="float" office:value="87.3070578582508">
                <text:p>87.3070578582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#2</text:p>
              </table:table-cell>
              <table:table-cell office:value-type="float" office:value="92.4986056779085">
                <text:p>92.4986056779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2</text:p>
              </table:table-cell>
              <table:table-cell office:value-type="float" office:value="97.9988589954372">
                <text:p>97.9988589954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#2</text:p>
              </table:table-cell>
              <table:table-cell office:value-type="float" office:value="103.826174394986">
                <text:p>103.826174394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#2</text:p>
              </table:table-cell>
              <table:table-cell office:value-type="float" office:value="116.540940379522">
                <text:p>116.540940379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2</text:p>
              </table:table-cell>
              <table:table-cell office:value-type="float" office:value="123.470825314031">
                <text:p>123.470825314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3</text:p>
              </table:table-cell>
              <table:table-cell office:value-type="float" office:value="130.812782650299">
                <text:p>130.812782650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#3</text:p>
              </table:table-cell>
              <table:table-cell office:value-type="float" office:value="138.591315488436">
                <text:p>138.591315488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3</text:p>
              </table:table-cell>
              <table:table-cell office:value-type="float" office:value="146.832383958704">
                <text:p>146.832383958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#3</text:p>
              </table:table-cell>
              <table:table-cell office:value-type="float" office:value="155.56349186104">
                <text:p>155.56349186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3</text:p>
              </table:table-cell>
              <table:table-cell office:value-type="float" office:value="164.813778456435">
                <text:p>164.813778456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3</text:p>
              </table:table-cell>
              <table:table-cell office:value-type="float" office:value="174.614115716502">
                <text:p>174.614115716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#3</text:p>
              </table:table-cell>
              <table:table-cell office:value-type="float" office:value="184.997211355817">
                <text:p>184.997211355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3</text:p>
              </table:table-cell>
              <table:table-cell office:value-type="float" office:value="195.997717990874">
                <text:p>195.997717990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#3</text:p>
              </table:table-cell>
              <table:table-cell office:value-type="float" office:value="207.652348789972">
                <text:p>207.652348789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3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#3</text:p>
              </table:table-cell>
              <table:table-cell office:value-type="float" office:value="233.081880759045">
                <text:p>233.081880759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3</text:p>
              </table:table-cell>
              <table:table-cell office:value-type="float" office:value="246.941650628062">
                <text:p>246.941650628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4</text:p>
              </table:table-cell>
              <table:table-cell office:value-type="float" office:value="261.625565300598">
                <text:p>261.625565300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#4</text:p>
              </table:table-cell>
              <table:table-cell office:value-type="float" office:value="277.182630976872">
                <text:p>277.182630976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4</text:p>
              </table:table-cell>
              <table:table-cell office:value-type="float" office:value="293.664767917407">
                <text:p>293.66476791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#4</text:p>
              </table:table-cell>
              <table:table-cell office:value-type="float" office:value="311.126983722081">
                <text:p>311.126983722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4</text:p>
              </table:table-cell>
              <table:table-cell office:value-type="float" office:value="329.62755691287">
                <text:p>329.62755691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4</text:p>
              </table:table-cell>
              <table:table-cell office:value-type="float" office:value="349.228231433004">
                <text:p>349.228231433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#4</text:p>
              </table:table-cell>
              <table:table-cell office:value-type="float" office:value="369.994422711634">
                <text:p>369.994422711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4</text:p>
              </table:table-cell>
              <table:table-cell office:value-type="float" office:value="391.995435981749">
                <text:p>391.995435981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#4</text:p>
              </table:table-cell>
              <table:table-cell office:value-type="float" office:value="415.304697579945">
                <text:p>415.304697579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4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#4</text:p>
              </table:table-cell>
              <table:table-cell office:value-type="float" office:value="466.16376151809">
                <text:p>466.16376151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4</text:p>
              </table:table-cell>
              <table:table-cell office:value-type="float" office:value="493.883301256124">
                <text:p>493.883301256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5</text:p>
              </table:table-cell>
              <table:table-cell office:value-type="float" office:value="523.251130601197">
                <text:p>523.25113060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#5</text:p>
              </table:table-cell>
              <table:table-cell office:value-type="float" office:value="554.365261953744">
                <text:p>554.36526195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5</text:p>
              </table:table-cell>
              <table:table-cell office:value-type="float" office:value="587.329535834815">
                <text:p>587.32953583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#5</text:p>
              </table:table-cell>
              <table:table-cell office:value-type="float" office:value="622.253967444162">
                <text:p>622.253967444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5</text:p>
              </table:table-cell>
              <table:table-cell office:value-type="float" office:value="659.25511382574">
                <text:p>659.25511382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5</text:p>
              </table:table-cell>
              <table:table-cell office:value-type="float" office:value="698.456462866008">
                <text:p>698.456462866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#5</text:p>
              </table:table-cell>
              <table:table-cell office:value-type="float" office:value="739.988845423269">
                <text:p>739.9888454232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5</text:p>
              </table:table-cell>
              <table:table-cell office:value-type="float" office:value="783.990871963499">
                <text:p>783.9908719634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G#5</text:p>
              </table:table-cell>
              <table:table-cell office:value-type="float" office:value="830.609395159891">
                <text:p>830.60939515989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A5</text:p>
              </table:table-cell>
              <table:table-cell office:value-type="float" office:value="880">
                <text:p>88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A#5</text:p>
              </table:table-cell>
              <table:table-cell office:value-type="float" office:value="932.32752303618">
                <text:p>932.3275230361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987.766602512249">
                <text:p>987.76660251224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C6</text:p>
              </table:table-cell>
              <table:table-cell office:value-type="float" office:value="1046.50226120239">
                <text:p>1046.5022612023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C#6</text:p>
              </table:table-cell>
              <table:table-cell office:value-type="float" office:value="1108.73052390749">
                <text:p>1108.7305239074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D6</text:p>
              </table:table-cell>
              <table:table-cell office:value-type="float" office:value="1174.65907166963">
                <text:p>1174.6590716696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D#6</text:p>
              </table:table-cell>
              <table:table-cell office:value-type="float" office:value="1244.50793488832">
                <text:p>1244.5079348883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E6</text:p>
              </table:table-cell>
              <table:table-cell office:value-type="float" office:value="1318.51022765148">
                <text:p>1318.5102276514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F6</text:p>
              </table:table-cell>
              <table:table-cell office:value-type="float" office:value="1396.91292573202">
                <text:p>1396.9129257320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F#6</text:p>
              </table:table-cell>
              <table:table-cell office:value-type="float" office:value="1479.97769084654">
                <text:p>1479.9776908465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G6</text:p>
              </table:table-cell>
              <table:table-cell office:value-type="float" office:value="1567.981743927">
                <text:p>1567.98174392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G#6</text:p>
              </table:table-cell>
              <table:table-cell office:value-type="float" office:value="1661.21879031978">
                <text:p>1661.2187903197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A6</text:p>
              </table:table-cell>
              <table:table-cell office:value-type="float" office:value="1760">
                <text:p>176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A#6</text:p>
              </table:table-cell>
              <table:table-cell office:value-type="float" office:value="1864.65504607236">
                <text:p>1864.6550460723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B6</text:p>
              </table:table-cell>
              <table:table-cell office:value-type="float" office:value="1975.5332050245">
                <text:p>1975.5332050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7</text:p>
              </table:table-cell>
              <table:table-cell office:value-type="float" office:value="2093.00452240479">
                <text:p>2093.00452240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#7</text:p>
              </table:table-cell>
              <table:table-cell office:value-type="float" office:value="2217.46104781498">
                <text:p>2217.46104781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7</text:p>
              </table:table-cell>
              <table:table-cell office:value-type="float" office:value="2349.31814333926">
                <text:p>2349.31814333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#7</text:p>
              </table:table-cell>
              <table:table-cell office:value-type="float" office:value="2489.01586977665">
                <text:p>2489.01586977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7</text:p>
              </table:table-cell>
              <table:table-cell office:value-type="float" office:value="2637.02045530296">
                <text:p>2637.02045530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7</text:p>
              </table:table-cell>
              <table:table-cell office:value-type="float" office:value="2793.82585146403">
                <text:p>2793.82585146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#7</text:p>
              </table:table-cell>
              <table:table-cell office:value-type="float" office:value="2959.95538169308">
                <text:p>2959.95538169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</text:p>
              </table:table-cell>
              <table:table-cell office:value-type="float" office:value="3135.963487854">
                <text:p>3135.963487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#7</text:p>
              </table:table-cell>
              <table:table-cell office:value-type="float" office:value="3322.43758063956">
                <text:p>3322.43758063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7</text:p>
              </table:table-cell>
              <table:table-cell office:value-type="float" office:value="3520">
                <text:p>3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#7</text:p>
              </table:table-cell>
              <table:table-cell office:value-type="float" office:value="3729.31009214472">
                <text:p>3729.31009214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7</text:p>
              </table:table-cell>
              <table:table-cell office:value-type="float" office:value="3951.066410049">
                <text:p>3951.066410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8</text:p>
              </table:table-cell>
              <table:table-cell office:value-type="float" office:value="4186.00904480958">
                <text:p>4186.00904480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#8</text:p>
              </table:table-cell>
              <table:table-cell office:value-type="float" office:value="4434.92209562996">
                <text:p>4434.92209562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8</text:p>
              </table:table-cell>
              <table:table-cell office:value-type="float" office:value="4698.63628667853">
                <text:p>4698.63628667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#8</text:p>
              </table:table-cell>
              <table:table-cell office:value-type="float" office:value="4978.0317395533">
                <text:p>4978.0317395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</text:p>
              </table:table-cell>
              <table:table-cell office:value-type="float" office:value="5274.04091060593">
                <text:p>5274.04091060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8</text:p>
              </table:table-cell>
              <table:table-cell office:value-type="float" office:value="5587.65170292807">
                <text:p>5587.65170292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#8</text:p>
              </table:table-cell>
              <table:table-cell office:value-type="float" office:value="5919.91076338616">
                <text:p>5919.91076338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8</text:p>
              </table:table-cell>
              <table:table-cell office:value-type="float" office:value="6271.926975708">
                <text:p>6271.926975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#8</text:p>
              </table:table-cell>
              <table:table-cell office:value-type="float" office:value="6644.87516127913">
                <text:p>6644.87516127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8</text:p>
              </table:table-cell>
              <table:table-cell office:value-type="float" office:value="7040.00000000001">
                <text:p>7040.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#8</text:p>
              </table:table-cell>
              <table:table-cell office:value-type="float" office:value="7458.62018428945">
                <text:p>7458.62018428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8</text:p>
              </table:table-cell>
              <table:table-cell office:value-type="float" office:value="7902.132820098">
                <text:p>7902.1328200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